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3216DA833FAB07C55C7.png" manifest:media-type="image/png"/>
  <manifest:file-entry manifest:full-path="Pictures/100002010000026A0000031601353A814CDE237D.png" manifest:media-type="image/png"/>
  <manifest:file-entry manifest:full-path="Pictures/10000201000001F00000030C544B1748DF86524B.png" manifest:media-type="image/png"/>
  <manifest:file-entry manifest:full-path="Pictures/10000201000002090000030B8F51FF45ED575CDC.png" manifest:media-type="image/png"/>
  <manifest:file-entry manifest:full-path="Pictures/10000201000002070000031008097F577DB921DA.png" manifest:media-type="image/png"/>
  <manifest:file-entry manifest:full-path="Pictures/10000201000001E80000030F156C3A3A75AA9A39.png" manifest:media-type="image/png"/>
  <manifest:file-entry manifest:full-path="Pictures/100002010000021B000003002E95547C8258D0DD.png" manifest:media-type="image/png"/>
  <manifest:file-entry manifest:full-path="Pictures/10000201000001F90000030C86D3492BB1C89EEC.png" manifest:media-type="image/png"/>
  <manifest:file-entry manifest:full-path="Pictures/100002010000020F00000311F8F4C575FB2370B0.png" manifest:media-type="image/png"/>
  <manifest:file-entry manifest:full-path="Pictures/10000201000001F600000317C31E5266C3CBDEA8.png" manifest:media-type="image/png"/>
  <manifest:file-entry manifest:full-path="Pictures/10000201000001E80000030926E2D3552A5F1AAB.png" manifest:media-type="image/png"/>
  <manifest:file-entry manifest:full-path="Pictures/10000201000001EF000003083024E4FA1DA2C529.png" manifest:media-type="image/png"/>
  <manifest:file-entry manifest:full-path="Pictures/10000201000002300000030459C38C60252B2C5C.png" manifest:media-type="image/png"/>
  <manifest:file-entry manifest:full-path="Pictures/10000201000002060000030563A27E4FF95CDAAE.png" manifest:media-type="image/png"/>
  <manifest:file-entry manifest:full-path="Pictures/10000201000001DC00000319F7CE52774CE9759B.png" manifest:media-type="image/png"/>
  <manifest:file-entry manifest:full-path="Pictures/10000201000001B3000002E090E65EDECEB98BD3.png" manifest:media-type="image/png"/>
  <manifest:file-entry manifest:full-path="Pictures/10000201000001F6000003017B252108015175DB.png" manifest:media-type="image/png"/>
  <manifest:file-entry manifest:full-path="Pictures/100002010000020B0000031EDF25A002B132F62E.png" manifest:media-type="image/png"/>
  <manifest:file-entry manifest:full-path="Pictures/10000201000002170000031467620CA57020E308.png" manifest:media-type="image/png"/>
  <manifest:file-entry manifest:full-path="Pictures/10000201000002020000030C40F3242131CA6FED.png" manifest:media-type="image/png"/>
  <manifest:file-entry manifest:full-path="Pictures/10000201000002060000031CE04428996D8BF0C7.png" manifest:media-type="image/png"/>
  <manifest:file-entry manifest:full-path="Pictures/10000201000001FC000003376D5D6F2C9B5972CB.png" manifest:media-type="image/png"/>
  <manifest:file-entry manifest:full-path="Pictures/10000201000001E9000003071325CAB8F8574F3D.png" manifest:media-type="image/png"/>
  <manifest:file-entry manifest:full-path="Pictures/100002010000020F000002F667B9CBB31EDCBE11.png" manifest:media-type="image/png"/>
  <manifest:file-entry manifest:full-path="Pictures/10000201000001CF0000030D13FBF153D2BAA2D2.png" manifest:media-type="image/png"/>
  <manifest:file-entry manifest:full-path="Pictures/10000201000001D8000003104DACF66FCC8C7287.png" manifest:media-type="image/png"/>
  <manifest:file-entry manifest:full-path="Pictures/10000201000002CE00000304FB95CB48E6C92843.png" manifest:media-type="image/png"/>
  <manifest:file-entry manifest:full-path="Pictures/100002010000021B00000301CF68CB2697A852B8.png" manifest:media-type="image/png"/>
  <manifest:file-entry manifest:full-path="Pictures/10000201000003710000030F312467674BE195F7.png" manifest:media-type="image/png"/>
  <manifest:file-entry manifest:full-path="Pictures/10000201000002030000030535EBD1878BB1D993.png" manifest:media-type="image/png"/>
  <manifest:file-entry manifest:full-path="Pictures/10000201000001F600000311A8312F3887DBF827.png" manifest:media-type="image/png"/>
  <manifest:file-entry manifest:full-path="Pictures/10000201000001F50000030F35C21EC23FB0C075.png" manifest:media-type="image/png"/>
  <manifest:file-entry manifest:full-path="Pictures/10000201000002130000032461A3163C84EAA829.png" manifest:media-type="image/png"/>
  <manifest:file-entry manifest:full-path="Pictures/10000201000001EF00000302E0B49BFB3CDAE842.png" manifest:media-type="image/png"/>
  <manifest:file-entry manifest:full-path="Pictures/100002010000020C0000030BD1E61F0140E98DA6.png" manifest:media-type="image/png"/>
  <manifest:file-entry manifest:full-path="Pictures/10000201000001F20000031D38AFEBF09574AF41.png" manifest:media-type="image/png"/>
  <manifest:file-entry manifest:full-path="Pictures/10000201000002220000030914EE338684168971.png" manifest:media-type="image/png"/>
  <manifest:file-entry manifest:full-path="Pictures/10000201000001EE0000031017E25A9F3450AD7C.png" manifest:media-type="image/png"/>
  <manifest:file-entry manifest:full-path="Pictures/10000201000001ED0000030196D87AE7C4971146.png" manifest:media-type="image/png"/>
  <manifest:file-entry manifest:full-path="Pictures/100002010000020400000313E97D4F24BEFB9B1E.png" manifest:media-type="image/png"/>
  <manifest:file-entry manifest:full-path="Pictures/10000201000001E90000030916B33877AAF6FBD8.png" manifest:media-type="image/png"/>
  <manifest:file-entry manifest:full-path="Pictures/10000201000001DC00000306FC8281130FC147E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75in" fo:margin-left="0.3194in" fo:margin-top="0in" fo:margin-bottom="0in" table:align="left"/>
    </style:style>
    <style:style style:name="Table1.A" style:family="table-column">
      <style:table-column-properties style:column-width="0.8604in"/>
    </style:style>
    <style:style style:name="Table1.B" style:family="table-column">
      <style:table-column-properties style:column-width="0.86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.25in" fo:margin-right="0in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Title">
      <style:paragraph-properties fo:margin-left="0.25in" fo:margin-right="0in" fo:text-indent="0in" style:auto-text-indent="false"/>
    </style:style>
    <style:style style:name="P5" style:family="paragraph" style:parent-style-name="Title" style:master-page-name="Standard">
      <style:paragraph-properties fo:margin-left="0.25in" fo:margin-right="0in" fo:text-indent="0in" style:auto-text-indent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b292b85fkd54"/>#1</text:p>
      <text:p text:style-name="P1"><draw:frame draw:style-name="fr1" draw:name="image36.png" text:anchor-type="as-char" svg:width="6.5in" svg:height="6.9862in" draw:z-index="0"><draw:image xlink:href="Pictures/10000201000002CE00000304FB95CB48E6C92843.png" xlink:type="simple" xlink:show="embed" xlink:actuate="onLoad" loext:mime-type="image/png"/></draw:frame></text:p>
      <text:p text:style-name="P1"><draw:frame draw:style-name="fr1" draw:name="image29.png" text:anchor-type="as-char" svg:width="4.8228in" svg:height="8.1354in" draw:z-index="0"><draw:image xlink:href="Pictures/10000201000001CF0000030D13FBF153D2BAA2D2.png" xlink:type="simple" xlink:show="embed" xlink:actuate="onLoad" loext:mime-type="image/png"/></draw:frame></text:p>
      <text:p text:style-name="P1"><draw:frame draw:style-name="fr1" draw:name="image38.png" text:anchor-type="as-char" svg:width="5.4898in" svg:height="7.8957in" draw:z-index="0"><draw:image xlink:href="Pictures/100002010000020F000002F667B9CBB31EDCBE11.png" xlink:type="simple" xlink:show="embed" xlink:actuate="onLoad" loext:mime-type="image/png"/></draw:frame></text:p>
      <text:p text:style-name="P1"><draw:frame draw:style-name="fr1" draw:name="image6.png" text:anchor-type="as-char" svg:width="4.9583in" svg:height="8.2602in" draw:z-index="0"><draw:image xlink:href="Pictures/10000201000001DC00000319F7CE52774CE9759B.png" xlink:type="simple" xlink:show="embed" xlink:actuate="onLoad" loext:mime-type="image/png"/></draw:frame></text:p>
      <text:p text:style-name="P1"><draw:frame draw:style-name="fr1" draw:name="image37.png" text:anchor-type="as-char" svg:width="5.3957in" svg:height="8.2917in" draw:z-index="0"><draw:image xlink:href="Pictures/10000201000002060000031CE04428996D8BF0C7.png" xlink:type="simple" xlink:show="embed" xlink:actuate="onLoad" loext:mime-type="image/png"/></draw:frame></text:p>
      <text:p text:style-name="P1"/>
      <text:p text:style-name="P1"><draw:frame draw:style-name="fr1" draw:name="image35.png" text:anchor-type="as-char" svg:width="5.448in" svg:height="8.3126in" draw:z-index="0"><draw:image xlink:href="Pictures/100002010000020B0000031EDF25A002B132F62E.png" xlink:type="simple" xlink:show="embed" xlink:actuate="onLoad" loext:mime-type="image/png"/></draw:frame></text:p>
      <text:p text:style-name="P1"><draw:frame draw:style-name="fr1" draw:name="image8.png" text:anchor-type="as-char" svg:width="4.5311in" svg:height="7.6665in" draw:z-index="0"><draw:image xlink:href="Pictures/10000201000001B3000002E090E65EDECEB98BD3.png" xlink:type="simple" xlink:show="embed" xlink:actuate="onLoad" loext:mime-type="image/png"/></draw:frame></text:p>
      <text:p text:style-name="P1"><draw:frame draw:style-name="fr1" draw:name="image11.png" text:anchor-type="as-char" svg:width="5.5728in" svg:height="8.2083in" draw:z-index="0"><draw:image xlink:href="Pictures/10000201000002170000031467620CA57020E308.png" xlink:type="simple" xlink:show="embed" xlink:actuate="onLoad" loext:mime-type="image/png"/></draw:frame></text:p>
      <text:p text:style-name="P1"/>
      <text:p text:style-name="P1"><draw:frame draw:style-name="fr1" draw:name="image34.png" text:anchor-type="as-char" svg:width="5.2917in" svg:height="8.5728in" draw:z-index="0"><draw:image xlink:href="Pictures/10000201000001FC000003376D5D6F2C9B5972CB.png" xlink:type="simple" xlink:show="embed" xlink:actuate="onLoad" loext:mime-type="image/png"/></draw:frame></text:p>
      <text:p text:style-name="P1"/>
      <text:p text:style-name="P1"><draw:frame draw:style-name="fr1" draw:name="image27.png" text:anchor-type="as-char" svg:width="5.1874in" svg:height="8.302in" draw:z-index="0"><draw:image xlink:href="Pictures/10000201000001F20000031D38AFEBF09574AF41.png" xlink:type="simple" xlink:show="embed" xlink:actuate="onLoad" loext:mime-type="image/png"/></draw:frame></text:p>
      <text:p text:style-name="P1"/>
      <text:p text:style-name="P1"><draw:frame draw:style-name="fr1" draw:name="image30.png" text:anchor-type="as-char" svg:width="5.3543in" svg:height="8.1252in" draw:z-index="0"><draw:image xlink:href="Pictures/10000201000002020000030C40F3242131CA6FED.png" xlink:type="simple" xlink:show="embed" xlink:actuate="onLoad" loext:mime-type="image/png"/></draw:frame></text:p>
      <text:p text:style-name="P1"><draw:frame draw:style-name="fr1" draw:name="image26.png" text:anchor-type="as-char" svg:width="5.6146in" svg:height="8.0102in" draw:z-index="0"><draw:image xlink:href="Pictures/100002010000021B00000301CF68CB2697A852B8.png" xlink:type="simple" xlink:show="embed" xlink:actuate="onLoad" loext:mime-type="image/png"/></draw:frame></text:p>
      <text:p text:style-name="P1"/>
      <text:p text:style-name="P1"><draw:frame draw:style-name="fr1" draw:name="image39.png" text:anchor-type="as-char" svg:width="5.1563in" svg:height="8.0209in" draw:z-index="0"><draw:image xlink:href="Pictures/10000201000001EF00000302E0B49BFB3CDAE842.png" xlink:type="simple" xlink:show="embed" xlink:actuate="onLoad" loext:mime-type="image/png"/></draw:frame></text:p>
      <text:p text:style-name="P1"><draw:frame draw:style-name="fr1" draw:name="image28.png" text:anchor-type="as-char" svg:width="5.4583in" svg:height="8.1146in" draw:z-index="0"><draw:image xlink:href="Pictures/100002010000020C0000030BD1E61F0140E98DA6.png" xlink:type="simple" xlink:show="embed" xlink:actuate="onLoad" loext:mime-type="image/png"/></draw:frame></text:p>
      <text:p text:style-name="P1"><draw:frame draw:style-name="fr1" draw:name="image21.png" text:anchor-type="as-char" svg:width="5.1457in" svg:height="8.1665in" draw:z-index="0"><draw:image xlink:href="Pictures/10000201000001EE0000031017E25A9F3450AD7C.png" xlink:type="simple" xlink:show="embed" xlink:actuate="onLoad" loext:mime-type="image/png"/></draw:frame></text:p>
      <text:p text:style-name="P1"><draw:frame draw:style-name="fr1" draw:name="image14.png" text:anchor-type="as-char" svg:width="5.5311in" svg:height="8.3752in" draw:z-index="0"><draw:image xlink:href="Pictures/10000201000002130000032461A3163C84EAA829.png" xlink:type="simple" xlink:show="embed" xlink:actuate="onLoad" loext:mime-type="image/png"/></draw:frame></text:p>
      <text:p text:style-name="P1"><draw:frame draw:style-name="fr1" draw:name="image20.png" text:anchor-type="as-char" svg:width="5.2291in" svg:height="8.1772in" draw:z-index="0"><draw:image xlink:href="Pictures/10000201000001F600000311A8312F3887DBF827.png" xlink:type="simple" xlink:show="embed" xlink:actuate="onLoad" loext:mime-type="image/png"/></draw:frame></text:p>
      <text:p text:style-name="P1"><draw:frame draw:style-name="fr1" draw:name="image25.png" text:anchor-type="as-char" svg:width="5.1354in" svg:height="8.0102in" draw:z-index="0"><draw:image xlink:href="Pictures/10000201000001ED0000030196D87AE7C4971146.png" xlink:type="simple" xlink:show="embed" xlink:actuate="onLoad" loext:mime-type="image/png"/></draw:frame></text:p>
      <text:p text:style-name="P1"><draw:frame draw:style-name="fr1" draw:name="image7.png" text:anchor-type="as-char" svg:width="5.6874in" svg:height="8.0937in" draw:z-index="0"><draw:image xlink:href="Pictures/10000201000002220000030914EE338684168971.png" xlink:type="simple" xlink:show="embed" xlink:actuate="onLoad" loext:mime-type="image/png"/></draw:frame></text:p>
      <text:p text:style-name="P1"><draw:frame draw:style-name="fr1" draw:name="image42.png" text:anchor-type="as-char" svg:width="5.3752in" svg:height="8.198in" draw:z-index="0"><draw:image xlink:href="Pictures/100002010000020400000313E97D4F24BEFB9B1E.png" xlink:type="simple" xlink:show="embed" xlink:actuate="onLoad" loext:mime-type="image/png"/></draw:frame></text:p>
      <text:p text:style-name="P1"><draw:frame draw:style-name="fr1" draw:name="image32.png" text:anchor-type="as-char" svg:width="5.0937in" svg:height="8.0937in" draw:z-index="0"><draw:image xlink:href="Pictures/10000201000001E90000030916B33877AAF6FBD8.png" xlink:type="simple" xlink:show="embed" xlink:actuate="onLoad" loext:mime-type="image/png"/></draw:frame></text:p>
      <text:p text:style-name="P1"><draw:frame draw:style-name="fr1" draw:name="image10.png" text:anchor-type="as-char" svg:width="4.9583in" svg:height="8.0626in" draw:z-index="0"><draw:image xlink:href="Pictures/10000201000001DC00000306FC8281130FC147EB.png" xlink:type="simple" xlink:show="embed" xlink:actuate="onLoad" loext:mime-type="image/png"/></draw:frame></text:p>
      <text:p text:style-name="P1"><draw:frame draw:style-name="fr1" draw:name="image17.png" text:anchor-type="as-char" svg:width="5.1563in" svg:height="8.0835in" draw:z-index="0"><draw:image xlink:href="Pictures/10000201000001EF000003083024E4FA1DA2C529.png" xlink:type="simple" xlink:show="embed" xlink:actuate="onLoad" loext:mime-type="image/png"/></draw:frame></text:p>
      <text:p text:style-name="P1"><draw:frame draw:style-name="fr1" draw:name="image18.png" text:anchor-type="as-char" svg:width="5.0835in" svg:height="8.0937in" draw:z-index="0"><draw:image xlink:href="Pictures/10000201000001E80000030926E2D3552A5F1AAB.png" xlink:type="simple" xlink:show="embed" xlink:actuate="onLoad" loext:mime-type="image/png"/></draw:frame></text:p>
      <text:p text:style-name="P1"><draw:frame draw:style-name="fr1" draw:name="image16.png" text:anchor-type="as-char" svg:width="5.2291in" svg:height="8.0102in" draw:z-index="0"><draw:image xlink:href="Pictures/10000201000001F6000003017B252108015175DB.png" xlink:type="simple" xlink:show="embed" xlink:actuate="onLoad" loext:mime-type="image/png"/></draw:frame></text:p>
      <text:p text:style-name="P1"/>
      <text:p text:style-name="P1"><draw:frame draw:style-name="fr1" draw:name="image3.png" text:anchor-type="as-char" svg:width="5.0937in" svg:height="8.0728in" draw:z-index="0"><draw:image xlink:href="Pictures/10000201000001E9000003071325CAB8F8574F3D.png" xlink:type="simple" xlink:show="embed" xlink:actuate="onLoad" loext:mime-type="image/png"/></draw:frame></text:p>
      <text:p text:style-name="P1"><draw:frame draw:style-name="fr1" draw:name="image23.png" text:anchor-type="as-char" svg:width="5.3957in" svg:height="8.052in" draw:z-index="0"><draw:image xlink:href="Pictures/10000201000002060000030563A27E4FF95CDAAE.png" xlink:type="simple" xlink:show="embed" xlink:actuate="onLoad" loext:mime-type="image/png"/></draw:frame></text:p>
      <text:p text:style-name="P1"><draw:frame draw:style-name="fr1" draw:name="image19.png" text:anchor-type="as-char" svg:width="5.2291in" svg:height="8.2398in" draw:z-index="0"><draw:image xlink:href="Pictures/10000201000001F600000317C31E5266C3CBDEA8.png" xlink:type="simple" xlink:show="embed" xlink:actuate="onLoad" loext:mime-type="image/png"/></draw:frame></text:p>
      <text:p text:style-name="P1"><draw:frame draw:style-name="fr1" draw:name="image1.png" text:anchor-type="as-char" svg:width="5.4898in" svg:height="8.1772in" draw:z-index="0"><draw:image xlink:href="Pictures/100002010000020F00000311F8F4C575FB2370B0.png" xlink:type="simple" xlink:show="embed" xlink:actuate="onLoad" loext:mime-type="image/png"/></draw:frame></text:p>
      <text:p text:style-name="P1"><draw:frame draw:style-name="fr1" draw:name="image22.png" text:anchor-type="as-char" svg:width="5.2602in" svg:height="8.1252in" draw:z-index="0"><draw:image xlink:href="Pictures/10000201000001F90000030C86D3492BB1C89EEC.png" xlink:type="simple" xlink:show="embed" xlink:actuate="onLoad" loext:mime-type="image/png"/></draw:frame></text:p>
      <text:p text:style-name="P1"><draw:frame draw:style-name="fr1" draw:name="image33.png" text:anchor-type="as-char" svg:width="5.2189in" svg:height="8.1563in" draw:z-index="0"><draw:image xlink:href="Pictures/10000201000001F50000030F35C21EC23FB0C075.png" xlink:type="simple" xlink:show="embed" xlink:actuate="onLoad" loext:mime-type="image/png"/></draw:frame></text:p>
      <text:p text:style-name="P1"><draw:frame draw:style-name="fr1" draw:name="image15.png" text:anchor-type="as-char" svg:width="5.6146in" svg:height="8in" draw:z-index="0"><draw:image xlink:href="Pictures/100002010000021B000003002E95547C8258D0DD.png" xlink:type="simple" xlink:show="embed" xlink:actuate="onLoad" loext:mime-type="image/png"/></draw:frame></text:p>
      <text:p text:style-name="P1"><draw:frame draw:style-name="fr1" draw:name="image12.png" text:anchor-type="as-char" svg:width="4.9165in" svg:height="8.1665in" draw:z-index="0"><draw:image xlink:href="Pictures/10000201000001D8000003104DACF66FCC8C7287.png" xlink:type="simple" xlink:show="embed" xlink:actuate="onLoad" loext:mime-type="image/png"/></draw:frame></text:p>
      <text:p text:style-name="P1"><draw:frame draw:style-name="fr1" draw:name="image40.png" text:anchor-type="as-char" svg:width="5.8335in" svg:height="8.0417in" draw:z-index="0"><draw:image xlink:href="Pictures/10000201000002300000030459C38C60252B2C5C.png" xlink:type="simple" xlink:show="embed" xlink:actuate="onLoad" loext:mime-type="image/png"/></draw:frame></text:p>
      <text:p text:style-name="P1"><draw:frame draw:style-name="fr1" draw:name="image13.png" text:anchor-type="as-char" svg:width="5.0835in" svg:height="8.1563in" draw:z-index="0"><draw:image xlink:href="Pictures/10000201000001E80000030F156C3A3A75AA9A39.png" xlink:type="simple" xlink:show="embed" xlink:actuate="onLoad" loext:mime-type="image/png"/></draw:frame></text:p>
      <text:p text:style-name="P1"><draw:frame draw:style-name="fr1" draw:name="image2.png" text:anchor-type="as-char" svg:width="5.4063in" svg:height="8.1665in" draw:z-index="0"><draw:image xlink:href="Pictures/10000201000002070000031008097F577DB921DA.png" xlink:type="simple" xlink:show="embed" xlink:actuate="onLoad" loext:mime-type="image/png"/></draw:frame></text:p>
      <text:p text:style-name="P1"><draw:frame draw:style-name="fr1" draw:name="image5.png" text:anchor-type="as-char" svg:width="5.4272in" svg:height="8.1146in" draw:z-index="0"><draw:image xlink:href="Pictures/10000201000002090000030B8F51FF45ED575CDC.png" xlink:type="simple" xlink:show="embed" xlink:actuate="onLoad" loext:mime-type="image/png"/></draw:frame></text:p>
      <text:p text:style-name="P1"><draw:frame draw:style-name="fr1" draw:name="image4.png" text:anchor-type="as-char" svg:width="5.3646in" svg:height="8.052in" draw:z-index="0"><draw:image xlink:href="Pictures/10000201000002030000030535EBD1878BB1D993.png" xlink:type="simple" xlink:show="embed" xlink:actuate="onLoad" loext:mime-type="image/png"/></draw:frame></text:p>
      <text:p text:style-name="P1"><draw:frame draw:style-name="fr1" draw:name="image41.png" text:anchor-type="as-char" svg:width="5.1665in" svg:height="8.1252in" draw:z-index="0"><draw:image xlink:href="Pictures/10000201000001F00000030C544B1748DF86524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4"><text:bookmark text:name="_dfkmrll2hznx"/>#2</text:p>
      <text:p text:style-name="P1"><draw:frame draw:style-name="fr1" draw:name="image31.png" text:anchor-type="as-char" svg:width="6.4374in" svg:height="8.2291in" draw:z-index="0"><draw:image xlink:href="Pictures/100002010000026A0000031601353A814CDE237D.png" xlink:type="simple" xlink:show="embed" xlink:actuate="onLoad" loext:mime-type="image/png"/></draw:frame></text:p>
      <text:p text:style-name="P1"/>
      <text:p text:style-name="P4"><text:bookmark text:name="_z0aklqilf4ff"/><text:soft-page-break/>#3</text:p>
      <text:p text:style-name="P1"><draw:frame draw:style-name="fr1" draw:name="image24.png" text:anchor-type="as-char" svg:width="6.5in" svg:height="6.4165in" draw:z-index="0"><draw:image xlink:href="Pictures/100002010000032C000003216DA833FAB07C55C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7"/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.png" text:anchor-type="as-char" svg:width="6.5in" svg:height="5.778in" draw:z-index="0"><draw:image xlink:href="Pictures/10000201000003710000030F312467674BE195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0.25in" fo:margin-right="0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p4wb0y4wga"/>Part #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2" meta:object-count="0" meta:page-count="2" meta:paragraph-count="46" meta:word-count="5" meta:character-count="13" meta:non-whitespace-character-count="12"/>
    <meta:generator>LibreOfficeDev/6.0.5.2$Linux_X86_64 LibreOffice_project/</meta:generator>
  </office:meta>
</office:document-meta>
</file>